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enlo, Consolas, 'Courier New', monospace"/>
    <style:font-face style:name="Raleway" svg:font-family="Raleway"/>
    <style:font-face style:name="DejaVu Sans Mono" svg:font-family="'DejaVu Sans Mono'" style:font-family-generic="modern" style:font-pitch="fixed"/>
    <style:font-face style:name="Liberation Mono" svg:font-family="'Liberation Mono'" style:font-family-generic="modern" style:font-pitch="fixed"/>
    <style:font-face style:name="Navilu" svg:font-family="Navil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395cm" table:align="margins"/>
    </style:style>
    <style:style style:name="Table2.A" style:family="table-column">
      <style:table-column-properties style:column-width="17.395cm" style:rel-column-width="65535*"/>
    </style:style>
    <style:style style:name="Table2.A1" style:family="table-cell">
      <style:table-cell-properties fo:padding="0.097cm" fo:border="0.05pt solid #000000"/>
    </style:style>
    <style:style style:name="Table3" style:family="table">
      <style:table-properties style:width="17.595cm" fo:margin-left="0cm" table:align="left"/>
    </style:style>
    <style:style style:name="Table3.A" style:family="table-column">
      <style:table-column-properties style:column-width="17.595cm"/>
    </style:style>
    <style:style style:name="Table3.A1" style:family="table-cell">
      <style:table-cell-properties fo:padding="0.097cm" fo:border="0.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5pt solid #000000"/>
    </style:style>
    <style:style style:name="Table5" style:family="table">
      <style:table-properties style:width="17.395cm" table:align="margins"/>
    </style:style>
    <style:style style:name="Table5.A" style:family="table-column">
      <style:table-column-properties style:column-width="17.395cm" style:rel-column-width="65535*"/>
    </style:style>
    <style:style style:name="Table5.A1" style:family="table-cell">
      <style:table-cell-properties fo:padding="0.097cm" fo:border="0.05pt solid #000000"/>
    </style:style>
    <style:style style:name="P1" style:family="paragraph" style:parent-style-name="Preformatted_20_Text">
      <loext:graphic-properties draw:fill="solid" draw:fill-color="#f5f5f5" draw:opacity="100%"/>
      <style:paragraph-properties fo:margin-left="0cm" fo:margin-right="0cm" fo:margin-top="0cm" fo:margin-bottom="0.291cm" loext:contextual-spacing="false" style:line-height-at-least="0.582cm" fo:orphans="2" fo:widows="2" fo:text-indent="0cm" style:auto-text-indent="false" fo:background-color="#f5f5f5" fo:padding="0.265cm" fo:border="0.06pt solid #000000"/>
      <style:text-properties fo:font-variant="normal" fo:text-transform="none" fo:color="#333333" style:font-name="Monaco" fo:font-size="9.75pt" fo:letter-spacing="normal" fo:font-style="normal" fo:font-weight="normal"/>
    </style:style>
    <style:style style:name="P2" style:family="paragraph" style:parent-style-name="Preformatted_20_Text">
      <loext:graphic-properties draw:fill="solid" draw:fill-color="#f5f5f5" draw:opacity="100%"/>
      <style:paragraph-properties fo:margin-left="0cm" fo:margin-right="0cm" fo:margin-top="0cm" fo:margin-bottom="0.291cm" loext:contextual-spacing="false" style:line-height-at-least="0.582cm" fo:orphans="2" fo:widows="2" fo:text-indent="0cm" style:auto-text-indent="false" fo:background-color="#f5f5f5" fo:padding="0.265cm" fo:border="0.06pt solid #000000"/>
    </style:style>
    <style:style style:name="P3" style:family="paragraph" style:parent-style-name="Text_20_body">
      <style:paragraph-properties fo:margin-left="0cm" fo:margin-right="0cm" fo:margin-top="0cm" fo:margin-bottom="0.291cm" loext:contextual-spacing="false" fo:orphans="2" fo:widows="2" fo:text-indent="0cm" style:auto-text-indent="false"/>
    </style:style>
    <style:style style:name="P4" style:family="paragraph" style:parent-style-name="Text_20_body">
      <style:paragraph-properties fo:margin-left="0cm" fo:margin-right="0cm" fo:margin-top="0cm" fo:margin-bottom="0.291cm" loext:contextual-spacing="false" fo:orphans="2" fo:widows="2" fo:text-indent="0cm" style:auto-text-indent="false"/>
      <style:text-properties fo:font-variant="normal" fo:text-transform="none" fo:color="#5a5a5a" style:font-name="Raleway" fo:font-size="12pt" fo:letter-spacing="normal" fo:font-style="normal" fo:font-weight="normal"/>
    </style:style>
    <style:style style:name="P5" style:family="paragraph" style:parent-style-name="Heading_20_2">
      <style:paragraph-properties fo:margin-left="0cm" fo:margin-right="0cm" fo:margin-top="0.291cm" fo:margin-bottom="0.291cm" loext:contextual-spacing="false" style:line-height-at-least="1.058cm" fo:orphans="2" fo:widows="2" fo:text-indent="0cm" style:auto-text-indent="false"/>
      <style:text-properties fo:font-variant="normal" fo:text-transform="none" fo:color="#5a5a5a" style:font-name="Liberation Serif" fo:font-size="24pt" fo:letter-spacing="normal" fo:font-style="normal" fo:font-weight="bold" style:font-name-asian="Noto Sans CJK SC Regular" style:font-size-asian="24pt" style:font-weight-asian="bold" style:font-name-complex="Lohit Devanagari" style:font-size-complex="24pt" style:font-weight-complex="bold"/>
    </style:style>
    <style:style style:name="P6" style:family="paragraph" style:parent-style-name="Heading_20_3">
      <style:paragraph-properties fo:margin-left="0cm" fo:margin-right="0cm" fo:margin-top="0.291cm" fo:margin-bottom="0.291cm" loext:contextual-spacing="false" style:line-height-at-least="0.953cm" fo:orphans="2" fo:widows="2" fo:text-indent="0cm" style:auto-text-indent="false"/>
      <style:text-properties fo:font-variant="normal" fo:text-transform="none" fo:color="#5a5a5a" style:font-name="Raleway" fo:font-size="18pt" fo:letter-spacing="normal" fo:font-style="normal"/>
    </style:style>
    <style:style style:name="P7" style:family="paragraph" style:parent-style-name="Heading_20_3">
      <style:paragraph-properties fo:margin-left="0cm" fo:margin-right="0cm" fo:margin-top="0.291cm" fo:margin-bottom="0.291cm" loext:contextual-spacing="false" style:line-height-at-least="0.953cm" fo:orphans="2" fo:widows="2" fo:text-indent="0cm" style:auto-text-indent="false"/>
      <style:text-properties fo:font-variant="normal" fo:text-transform="none" fo:color="#5a5a5a" style:font-name="Liberation Serif" fo:font-size="24pt" fo:letter-spacing="normal" fo:font-style="normal" fo:font-weight="bold" style:font-name-asian="Noto Sans CJK SC Regular" style:font-size-asian="24pt" style:font-weight-asian="bold" style:font-name-complex="Lohit Devanagari" style:font-size-complex="24pt" style:font-weight-complex="bold"/>
    </style:style>
    <style:style style:name="P8" style:family="paragraph" style:parent-style-name="Heading_20_4">
      <style:paragraph-properties fo:margin-left="0cm" fo:margin-right="0cm" fo:margin-top="0.291cm" fo:margin-bottom="0.291cm" loext:contextual-spacing="false" style:line-height-at-least="0.609cm" fo:orphans="2" fo:widows="2" fo:text-indent="0cm" style:auto-text-indent="false"/>
    </style:style>
    <style:style style:name="P9" style:family="paragraph" style:parent-style-name="Text_20_body">
      <style:paragraph-properties fo:margin-left="0cm" fo:margin-right="0cm" fo:orphans="2" fo:widows="2" fo:text-indent="0cm" style:auto-text-indent="false"/>
      <style:text-properties fo:font-variant="normal" fo:text-transform="none" fo:color="#5a5a5a" style:font-name="Raleway" fo:font-size="12pt" fo:letter-spacing="normal" fo:font-style="normal" fo:font-weight="normal"/>
    </style:style>
    <style:style style:name="P10" style:family="paragraph" style:parent-style-name="Preformatted_20_Text">
      <loext:graphic-properties draw:fill="solid" draw:fill-color="#f5f5f5" draw:opacity="100%"/>
      <style:paragraph-properties fo:margin-top="0cm" fo:margin-bottom="0.291cm" loext:contextual-spacing="false" style:line-height-at-least="0.582cm" fo:orphans="2" fo:widows="2" fo:background-color="#f5f5f5" fo:padding="0.265cm" fo:border="0.06pt solid #000000"/>
    </style:style>
    <style:style style:name="P11" style:family="paragraph" style:parent-style-name="Text_20_body">
      <style:paragraph-properties fo:margin-left="0.026cm" fo:margin-right="0.026cm" fo:margin-top="0.026cm" fo:margin-bottom="0.026cm" loext:contextual-spacing="false" style:line-height-at-least="0.582cm" fo:text-align="center" style:justify-single-word="false" fo:text-indent="0cm" style:auto-text-indent="false"/>
    </style:style>
    <style:style style:name="P12" style:family="paragraph" style:parent-style-name="Text_20_body">
      <style:text-properties officeooo:rsid="00079a68" officeooo:paragraph-rsid="00157ede"/>
    </style:style>
    <style:style style:name="P13" style:family="paragraph" style:parent-style-name="Text_20_body">
      <style:text-properties officeooo:paragraph-rsid="00157ede"/>
    </style:style>
    <style:style style:name="P14" style:family="paragraph" style:parent-style-name="Text_20_body">
      <style:paragraph-properties fo:line-height="0.353cm"/>
      <style:text-properties style:font-name="Navilu" fo:font-size="9pt" officeooo:paragraph-rsid="00157ede" style:font-size-asian="9pt" style:font-size-complex="9pt"/>
    </style:style>
    <style:style style:name="P15" style:family="paragraph" style:parent-style-name="Text_20_body">
      <style:paragraph-properties fo:line-height="0.353cm"/>
      <style:text-properties officeooo:paragraph-rsid="00157ede"/>
    </style:style>
    <style:style style:name="P16" style:family="paragraph" style:parent-style-name="Heading_20_3">
      <style:paragraph-properties fo:line-height="0.353cm"/>
      <style:text-properties style:font-name="Navilu" fo:font-size="9pt" officeooo:paragraph-rsid="00157ede" style:font-size-asian="9pt" style:font-size-complex="9pt"/>
    </style:style>
    <style:style style:name="P17" style:family="paragraph" style:parent-style-name="Table_20_Contents">
      <style:text-properties officeooo:paragraph-rsid="00157ede"/>
    </style:style>
    <style:style style:name="P18" style:family="paragraph" style:parent-style-name="Standard">
      <style:text-properties officeooo:rsid="00079a68" officeooo:paragraph-rsid="00157ede"/>
    </style:style>
    <style:style style:name="P19" style:family="paragraph" style:parent-style-name="Preformatted_20_Text">
      <style:paragraph-properties fo:margin-top="0cm" fo:margin-bottom="0.499cm" loext:contextual-spacing="false" fo:line-height="0.353cm"/>
      <style:text-properties style:font-name="Navilu" fo:font-size="9pt" officeooo:paragraph-rsid="00157ede" style:font-size-asian="9pt" style:font-size-complex="9pt"/>
    </style:style>
    <style:style style:name="P20" style:family="paragraph" style:parent-style-name="Text_20_body" style:list-style-name="L3">
      <style:text-properties officeooo:paragraph-rsid="00157ede"/>
    </style:style>
    <style:style style:name="P21" style:family="paragraph" style:parent-style-name="Text_20_body" style:list-style-name="L1">
      <style:paragraph-properties fo:margin-left="0cm" fo:margin-right="0cm" fo:margin-top="0cm" fo:margin-bottom="0.291cm" loext:contextual-spacing="false" style:line-height-at-least="0.582cm" fo:orphans="2" fo:widows="2" fo:text-indent="0cm" style:auto-text-indent="false" fo:padding="0cm" fo:border="none"/>
    </style:style>
    <style:style style:name="P22" style:family="paragraph" style:parent-style-name="Text_20_body" style:list-style-name="L2">
      <style:paragraph-properties fo:margin-left="0cm" fo:margin-right="0cm" fo:margin-top="0cm" fo:margin-bottom="0.291cm" loext:contextual-spacing="false" style:line-height-at-least="0.582cm" fo:orphans="2" fo:widows="2" fo:text-indent="0cm" style:auto-text-indent="false" fo:padding="0cm" fo:border="none"/>
    </style:style>
    <style:style style:name="P23" style:family="paragraph" style:parent-style-name="Text_20_body">
      <style:paragraph-properties fo:margin-left="0cm" fo:margin-right="0cm" fo:margin-top="0cm" fo:margin-bottom="0.291cm" loext:contextual-spacing="false" fo:orphans="2" fo:widows="2" fo:text-indent="0cm" style:auto-text-indent="false"/>
    </style:style>
    <style:style style:name="P24" style:family="paragraph" style:parent-style-name="Text_20_body" style:list-style-name="L1">
      <style:paragraph-properties fo:margin-top="0cm" fo:margin-bottom="0.291cm" loext:contextual-spacing="false" style:line-height-at-least="0.582cm" fo:orphans="2" fo:widows="2" fo:padding="0cm" fo:border="none"/>
      <style:text-properties fo:font-variant="normal" fo:text-transform="none" fo:color="#5a5a5a" style:font-name="Raleway" fo:font-size="12pt" fo:letter-spacing="normal" fo:font-style="normal" fo:font-weight="normal"/>
    </style:style>
    <style:style style:name="P25" style:family="paragraph" style:parent-style-name="Text_20_body" style:list-style-name="L1">
      <style:paragraph-properties fo:margin-top="0cm" fo:margin-bottom="0.291cm" loext:contextual-spacing="false" style:line-height-at-least="0.582cm" fo:orphans="2" fo:widows="2" fo:padding="0cm" fo:border="none"/>
    </style:style>
    <style:style style:name="P26" style:family="paragraph" style:parent-style-name="Text_20_body" style:list-style-name="L2">
      <style:paragraph-properties fo:margin-top="0cm" fo:margin-bottom="0.291cm" loext:contextual-spacing="false" style:line-height-at-least="0.582cm" fo:orphans="2" fo:widows="2" fo:padding="0cm" fo:border="none"/>
    </style:style>
    <style:style style:name="P27" style:family="paragraph" style:parent-style-name="Text_20_body" style:list-style-name="L3">
      <style:paragraph-properties fo:margin-top="0cm" fo:margin-bottom="0cm" loext:contextual-spacing="false"/>
      <style:text-properties officeooo:paragraph-rsid="00157ede"/>
    </style:style>
    <style:style style:name="P28" style:family="paragraph" style:parent-style-name="Text_20_body">
      <style:paragraph-properties fo:margin-left="0.026cm" fo:margin-right="0.026cm" fo:margin-top="0.026cm" fo:margin-bottom="0.026cm" loext:contextual-spacing="false" style:line-height-at-least="0.582cm" fo:text-align="start" style:justify-single-word="false" fo:text-indent="0cm" style:auto-text-indent="false"/>
      <style:text-properties fo:color="#111111" style:font-name="Raleway" fo:font-size="9pt" fo:letter-spacing="normal" fo:font-style="italic" fo:font-weight="normal"/>
    </style:style>
    <style:style style:name="P29" style:family="paragraph" style:parent-style-name="Standard">
      <style:text-properties officeooo:rsid="00079a68" officeooo:paragraph-rsid="001607f9"/>
    </style:style>
    <style:style style:name="P30" style:family="paragraph" style:parent-style-name="Table_20_Contents">
      <style:paragraph-properties fo:line-height="0.353cm"/>
      <style:text-properties style:font-name="Navilu" fo:font-size="10pt" officeooo:paragraph-rsid="001607f9" style:font-size-asian="10pt" style:font-size-complex="10pt"/>
    </style:style>
    <style:style style:name="T1" style:family="text">
      <style:text-properties fo:font-variant="normal" fo:text-transform="none" fo:color="#5a5a5a" style:font-name="Raleway" fo:font-size="12pt" fo:letter-spacing="normal" fo:font-style="normal" fo:font-weight="normal"/>
    </style:style>
    <style:style style:name="T2" style:family="text">
      <style:text-properties fo:font-variant="normal" fo:text-transform="none" fo:color="#5a5a5a" style:font-name="Raleway" fo:font-size="12pt" fo:letter-spacing="normal" fo:font-style="normal" fo:font-weight="bold"/>
    </style:style>
    <style:style style:name="T3" style:family="text">
      <style:text-properties fo:font-variant="normal" fo:text-transform="none" fo:color="#5a5a5a" style:font-name="Raleway" fo:font-size="13.5pt" fo:letter-spacing="normal" fo:font-style="italic" fo:font-weight="bold"/>
    </style:style>
    <style:style style:name="T4" style:family="text">
      <style:text-properties fo:font-variant="normal" fo:text-transform="none" fo:color="#0088cc" style:text-line-through-style="none" style:text-line-through-type="none" style:font-name="Raleway" fo:font-size="12pt" fo:letter-spacing="normal" fo:font-style="normal" style:text-underline-style="none" fo:font-weight="normal" style:text-blinking="false"/>
    </style:style>
    <style:style style:name="T5" style:family="text">
      <style:text-properties fo:font-variant="normal" fo:text-transform="none" fo:color="#0088cc" style:text-line-through-style="none" style:text-line-through-type="none" style:font-name="Raleway" fo:font-size="13.5pt" fo:letter-spacing="normal" fo:font-style="italic" style:text-underline-style="none" fo:font-weight="bold" style:text-blinking="false"/>
    </style:style>
    <style:style style:name="T6" style:family="text">
      <style:text-properties fo:font-variant="normal" fo:text-transform="none" fo:color="#333333" style:font-name="Monaco" fo:font-size="9.75pt" fo:letter-spacing="normal" fo:font-style="normal" fo:font-weight="normal"/>
    </style:style>
    <style:style style:name="T7" style:family="text">
      <style:text-properties fo:font-variant="normal" fo:text-transform="none" fo:color="#333333" style:font-name="Monaco" fo:font-size="9.75pt" fo:letter-spacing="normal" fo:font-style="normal" fo:font-weight="bold"/>
    </style:style>
    <style:style style:name="T8" style:family="text">
      <style:text-properties fo:color="#111111" fo:font-size="9pt" fo:font-style="italic"/>
    </style:style>
    <style:style style:name="T9" style:family="text">
      <style:text-properties fo:color="#111111" fo:font-size="9pt" fo:font-style="italic" officeooo:rsid="0014d260"/>
    </style:style>
    <style:style style:name="T10" style:family="text">
      <style:text-properties fo:color="#111111" style:text-line-through-style="none" style:text-line-through-type="none" fo:font-size="7.5pt" fo:font-style="italic" style:text-underline-style="none" style:text-blinking="false" loext:padding-left="0.159cm" loext:padding-right="0.159cm" loext:padding-top="0.049cm" loext:padding-bottom="0.049cm" loext:border="0.74pt solid #000000"/>
    </style:style>
    <style:style style:name="T11" style:family="text">
      <style:text-properties fo:color="#111111" style:text-line-through-style="none" style:text-line-through-type="none" fo:font-size="9pt" fo:font-style="italic" style:text-underline-style="none" style:text-blinking="false"/>
    </style:style>
    <style:style style:name="T12" style:family="text">
      <style:text-properties fo:color="#111111" style:font-name="Raleway" fo:font-size="9pt" fo:letter-spacing="normal" fo:font-style="italic" fo:font-weight="normal"/>
    </style:style>
    <style:style style:name="T13" style:family="text">
      <style:text-properties style:font-name="Navilu" fo:font-size="9pt" style:font-size-asian="9pt" style:font-size-complex="9pt"/>
    </style:style>
    <style:style style:name="T14" style:family="text">
      <style:text-properties style:font-name="Navilu" fo:font-size="10pt" officeooo:rsid="000ac079" style:font-size-asian="10pt" style:font-size-complex="10pt"/>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ow to Install Java on Ubuntu</text:p>
      <text:p text:style-name="P11"><text:span text:style-name="T8">This entry was posted in </text:span><text:a xlink:type="simple" xlink:href="https://thishosting.rocks/category/knowledgebase/" text:style-name="Internet_20_link" text:visited-style-name="Visited_20_Internet_20_Link"><text:span text:style-name="T10">Knowledgebase</text:span></text:a><text:span text:style-name="T8"> and tagged </text:span><text:a xlink:type="simple" xlink:href="https://thishosting.rocks/tag/java/" text:style-name="Internet_20_link" text:visited-style-name="Visited_20_Internet_20_Link">java</text:a><text:a xlink:type="simple" xlink:href="https://thishosting.rocks/tag/ubuntu/" text:style-name="Internet_20_link" text:visited-style-name="Visited_20_Internet_20_Link">ubuntu</text:a><text:span text:style-name="T8"> by </text:span><text:a xlink:type="simple" xlink:href="https://thishosting.rocks/author/thishosting-rocks/" text:style-name="Internet_20_link" text:visited-style-name="Visited_20_Internet_20_Link"><text:span text:style-name="T11">ThisHosting.Rocks</text:span></text:a><text:span text:style-name="T8"> (updated on  </text:span><text:span text:style-name="T9">Oct 19, 2018</text:span><text:span text:style-name="T8">)</text:span><text:span text:style-name="T12">)</text:span></text:p>
      <text:p text:style-name="P28"><text:a xlink:type="simple" xlink:href="https://thishosting.rocks/install-java-ubuntu/#ubuntu-default" text:style-name="Internet_20_link" text:visited-style-name="Visited_20_Internet_20_Link">https://thishosting.rocks/install-java-ubuntu/#ubuntu-default</text:a></text:p>
      <text:p text:style-name="P28"/>
      <text:p text:style-name="P11"/>
      <table:table table:name="Table4" table:style-name="Table4">
        <table:table-column table:style-name="Table4.A"/>
        <table:table-row>
          <table:table-cell table:style-name="Table4.A1" office:value-type="string">
            <text:p text:style-name="P29">to check whether java has been installed</text:p>
            <table:table table:name="Table5" table:style-name="Table5">
              <table:table-column table:style-name="Table5.A"/>
              <table:table-row>
                <table:table-cell table:style-name="Table5.A1" office:value-type="string">
                  <text:p text:style-name="P30">To run a command as administrator (user "root"), use "sudo &lt;command&gt;".</text:p>
                  <text:p text:style-name="P30">See "man sudo_root" for details.</text:p>
                  <text:p text:style-name="P30"/>
                  <text:p text:style-name="P30">ermao@ermao-ThinkPad-T510:~$ java -version</text:p>
                  <text:p text:style-name="P30"/>
                  <text:p text:style-name="P30">Command 'java' not found, but can be installed with:</text:p>
                  <text:p text:style-name="P30"/>
                  <text:p text:style-name="P30">sudo apt install default-jre <text:s text:c="11"/></text:p>
                  <text:p text:style-name="P30">sudo apt install openjdk-11-jre-headless</text:p>
                  <text:p text:style-name="P30">sudo apt install openjdk-8-jre-headless </text:p>
                  <text:p text:style-name="P30"/>
                  <text:p text:style-name="P30">ermao@ermao-ThinkPad-T510:~$ </text:p>
                </table:table-cell>
              </table:table-row>
            </table:table>
            <text:p text:style-name="P29"/>
          </table:table-cell>
        </table:table-row>
      </table:table>
      <text:p text:style-name="P3"><text:span text:style-name="T1"/></text:p>
      <text:p text:style-name="P3"><text:span text:style-name="T1"/></text:p>
      <text:p text:style-name="P3"><text:span text:style-name="T1">It’s a pretty straightforward and easy process, and we’ll show you step-by-step instructions on how to install Java on Ubuntu. The instructions would work for Ubuntu 14.04, 16.04, </text:span><text:a xlink:type="simple" xlink:href="https://thishosting.rocks/ubuntu-18-04-new-features-release-date/" text:style-name="Internet_20_link" text:visited-style-name="Visited_20_Internet_20_Link"><text:span text:style-name="T4">18.04</text:span></text:a><text:span text:style-name="T1">, and any other LTS release.</text:span></text:p>
      <text:p text:style-name="P4"><text:bookmark text:name="more-1577"/>This should work for any Ubuntu-based distro, even non-LTS versions like 18.10, but they were tested on Ubuntu 16.04 and Ubuntu 18.04. They should work on both servers and desktops.</text:p>
      <text:h text:style-name="P8" text:outline-level="4"><text:span text:style-name="Emphasis"><text:span text:style-name="T3">In a hurry? </text:span></text:span><text:a xlink:type="simple" xlink:href="https://thishosting.rocks/install-java-ubuntu/#ubuntu-default" text:style-name="Internet_20_link" text:visited-style-name="Visited_20_Internet_20_Link"><text:span text:style-name="Emphasis"><text:span text:style-name="T5">Click here</text:span></text:span></text:a><text:span text:style-name="Emphasis"><text:span text:style-name="T3"> and follow the instructions.</text:span></text:span></text:h>
      <text:h text:style-name="Heading_20_1" text:outline-level="1">Before we begin installing Java</text:h>
      <text:p text:style-name="P4">Some things you’ll need before we start installing Java:</text:p>
      <text:list xml:id="list1546330442" text:style-name="L1">
        <text:list-item>
          <text:p text:style-name="P21"><text:span text:style-name="T1">An Ubuntu server. You can get one from </text:span><text:a xlink:type="simple" xlink:href="https://thishosting.rocks/go/vultr/" office:target-frame-name="_blank" xlink:show="new" text:style-name="Internet_20_link" text:visited-style-name="Visited_20_Internet_20_Link"><text:span text:style-name="T4">Vultr</text:span></text:a><text:span text:style-name="T1"> or any other </text:span><text:a xlink:type="simple" xlink:href="https://thishosting.rocks/cheap-cloud-hosting-providers-comparison/" text:style-name="Internet_20_link" text:visited-style-name="Visited_20_Internet_20_Link"><text:span text:style-name="T4">cloud hosting provider</text:span></text:a></text:p>
        </text:list-item>
        <text:list-item>
          <text:p text:style-name="P24">A sudo/root user. All commands below are executed by the root user. If you’re using a non-root user then you’ll need to append ‘sudo’ to most commands.</text:p>
        </text:list-item>
        <text:list-item>
          <text:p text:style-name="P25"><text:span text:style-name="T1">An SSH client like </text:span><text:a xlink:type="simple" xlink:href="https://mobaxterm.mobatek.net/" office:target-frame-name="_blank" xlink:show="new" text:style-name="Internet_20_link" text:visited-style-name="Visited_20_Internet_20_Link"><text:span text:style-name="T4">MobaXterm</text:span></text:a><text:span text:style-name="T1"> (if you use Windows), or </text:span><text:a xlink:type="simple" xlink:href="https://thishosting.rocks/how-to-enable-ssh-on-ubuntu/" text:style-name="Internet_20_link" text:visited-style-name="Visited_20_Internet_20_Link"><text:span text:style-name="T4">SSH enabled</text:span></text:a><text:span text:style-name="T1"> (if you use Ubuntu)</text:span></text:p>
        </text:list-item>
        <text:list-item>
          <text:p text:style-name="P24"><text:soft-page-break/>Make sure you don’t have Java already installed. If you do, remove it, or if you want to use multiple Java versions/installs, then keep it and configure them later.</text:p>
        </text:list-item>
      </text:list>
      <text:p text:style-name="P4">So that’s pretty much it.</text:p>
      <text:h text:style-name="P5" text:outline-level="2">There are multiple ways of installing Java</text:h>
      <text:p text:style-name="P4">We’ll order them based on difficulty (easiest first):</text:p>
      <text:list xml:id="list2337292631" text:style-name="L2">
        <text:list-item>
          <text:p text:style-name="P22"><text:a xlink:type="simple" xlink:href="https://thishosting.rocks/support/" text:style-name="Internet_20_link" text:visited-style-name="Visited_20_Internet_20_Link"><text:span text:style-name="T4">Contact us</text:span></text:a><text:span text:style-name="T1"> and we’ll install and configure Java for you (any version, any OS)</text:span></text:p>
        </text:list-item>
        <text:list-item>
          <text:p text:style-name="P26"><text:a xlink:type="simple" xlink:href="https://thishosting.rocks/install-java-ubuntu/#ubuntu-default" text:style-name="Internet_20_link" text:visited-style-name="Visited_20_Internet_20_Link"><text:span text:style-name="T4">Installing the latest Java using the default (Ubuntu’s) JDK using apt-get</text:span></text:a><text:span text:style-name="T1"> (use this if you don’t know what to choose)</text:span></text:p>
        </text:list-item>
        <text:list-item>
          <text:p text:style-name="P26"><text:a xlink:type="simple" xlink:href="https://thishosting.rocks/install-java-ubuntu/#oracle-jdk" text:style-name="Internet_20_link" text:visited-style-name="Visited_20_Internet_20_Link"><text:span text:style-name="T4">Installing Java 11 using Oracle’s JDK with apt-get</text:span></text:a></text:p>
        </text:list-item>
        <text:list-item>
          <text:p text:style-name="P26"><text:a xlink:type="simple" xlink:href="https://thishosting.rocks/install-java-ubuntu/#java8" text:style-name="Internet_20_link" text:visited-style-name="Visited_20_Internet_20_Link"><text:span text:style-name="T4">Installing Java 8 using Oracle’s JDK with apt-get</text:span></text:a><text:span text:style-name="T1"> (not recommended)</text:span></text:p>
        </text:list-item>
        <text:list-item>
          <text:p text:style-name="P26"><text:a xlink:type="simple" xlink:href="https://thishosting.rocks/install-java-ubuntu/#manually" text:style-name="Internet_20_link" text:visited-style-name="Visited_20_Internet_20_Link"><text:span text:style-name="T4">Installing Java manually using Oracle’s JDK</text:span></text:a><text:span text:style-name="T1"> (not recommended for beginners)</text:span></text:p>
        </text:list-item>
      </text:list>
      <text:h text:style-name="P5" text:outline-level="2"><text:bookmark text:name="ubuntu-default"/>How to install Java (the default JDK) on Ubuntu using apt-get</text:h>
      <text:p text:style-name="P4"><text:bookmark text:name="aswift_1_expand"/><text:bookmark text:name="aswift_1_anchor"/><text:line-break/><text:line-break/>We’ll start with our instructions on how to install the latest recommended version of Java (JDK) using the Ubuntu package. By installing the JDK (Java Development Kit), you’ll also install the JRE (Java Runtime Environment). This is the OpenJDK package which is an open source implementation of Java.</text:p>
      <text:h text:style-name="P6" text:outline-level="3">Step 1: Update Ubuntu</text:h>
      <text:p text:style-name="P4">The first thing you should always do is update your system. You can do so by running the following commands:</text:p>
      <text:p text:style-name="P1">apt-get update &amp;&amp; apt-get upgrade</text:p>
      <text:h text:style-name="P6" text:outline-level="3">Step 2: Install the default JDK</text:h>
      <text:p text:style-name="P4">Run the following command:</text:p>
      <text:p text:style-name="P1"><text:soft-page-break/>apt-get install default-jdk</text:p>
      <text:p text:style-name="P3"><text:span text:style-name="T1">And that’s it. Depending on when you’re reading this, the command will either install Java 10 or Java 11. You can now move on to step 3 and </text:span><text:a xlink:type="simple" xlink:href="https://thishosting.rocks/install-java-ubuntu/#set-up" text:style-name="Internet_20_link" text:visited-style-name="Visited_20_Internet_20_Link"><text:span text:style-name="T4">configure your Java</text:span></text:a><text:span text:style-name="T1">.</text:span></text:p>
      <text:p text:style-name="Horizontal_20_Line"/>
      <text:h text:style-name="P5" text:outline-level="2"><text:bookmark text:name="oracle-jdk"/>How to install Java 11 using the Oracle JDK</text:h>
      <text:p text:style-name="P4">If you don’t want to use Ubuntu’s default open source JDK, you can use the official Oracle JDK through a 3-rd party repository.</text:p>
      <text:h text:style-name="P6" text:outline-level="3">Step 1: Update Ubuntu</text:h>
      <text:p text:style-name="P4">Again, you should always update your system first before you do anything else. Run the following commands:</text:p>
      <text:p text:style-name="P1">apt-get update &amp;&amp; apt-get upgrade</text:p>
      <text:p text:style-name="P4">And install the required package if you don’t have it already installed:</text:p>
      <text:p text:style-name="P1">apt-get install software-properties-common</text:p>
      <text:h text:style-name="P6" text:outline-level="3">Step 2: Add the Java repository</text:h>
      <text:p text:style-name="P4">The first thing you need to do is add a 3-rd party repository to get the Oracle JDK. We’ll use the one from Linux Uprising, but you can use any other repository:</text:p>
      <text:p text:style-name="P1">add-apt-repository ppa:linuxuprising/java</text:p>
      <text:p text:style-name="P4">And then update your package list again:</text:p>
      <text:p text:style-name="P1">apt-get update</text:p>
      <text:h text:style-name="P6" text:outline-level="3">Step 3: Install Java</text:h>
      <text:p text:style-name="P4">So to install the JDK 11th (stable), latest version, run the following command:</text:p>
      <text:p text:style-name="P1">apt-get install oracle-java11-installer</text:p>
      <text:p text:style-name="P3"><text:soft-page-break/><text:span text:style-name="T1">And that’s it. You can now move on to step 4 and </text:span><text:a xlink:type="simple" xlink:href="https://thishosting.rocks/install-java-ubuntu/#set-up" text:style-name="Internet_20_link" text:visited-style-name="Visited_20_Internet_20_Link"><text:span text:style-name="T4">configure your Java</text:span></text:a><text:span text:style-name="T1">.</text:span></text:p>
      <text:p text:style-name="Horizontal_20_Line"/>
      <text:h text:style-name="P5" text:outline-level="2"><text:bookmark text:name="java8"/>How to install Java 8 using the Oracle JDK</text:h>
      <text:p text:style-name="P3"><text:span text:style-name="T1">To install Java 8 </text:span><text:span text:style-name="Strong_20_Emphasis"><text:span text:style-name="T2">(which will reach its end of life January 2019!)</text:span></text:span><text:span text:style-name="T1">, follow these instructions:</text:span></text:p>
      <text:h text:style-name="P6" text:outline-level="3">Step 1: Update Ubuntu</text:h>
      <text:p text:style-name="P4">Again, you should always update your system first before you do anything else. Run the following commands:</text:p>
      <text:p text:style-name="P1">apt-get update &amp;&amp; apt-get upgrade</text:p>
      <text:p text:style-name="P4">And install the required package if you don’t have it already installed:</text:p>
      <text:p text:style-name="P1">apt-get install software-properties-common</text:p>
      <text:h text:style-name="P6" text:outline-level="3">Step 2: Add the Java repository</text:h>
      <text:p text:style-name="P4">The first thing you need to do is add a 3-rd party repository to get the Oracle JDK. We’ll use the one from WebUpd8, but you can use any other repository:</text:p>
      <text:p text:style-name="P1">add-apt-repository ppa:webupd8team/java</text:p>
      <text:p text:style-name="P4">And then update your package list again:</text:p>
      <text:p text:style-name="P1">apt-get update</text:p>
      <text:h text:style-name="P6" text:outline-level="3">Step 3: Install Java</text:h>
      <text:p text:style-name="P4">So to install the JDK 8th, outdated version, run the following command:</text:p>
      <text:p text:style-name="P1">apt-get install oracle-java8-installer</text:p>
      <text:p text:style-name="P3"><text:span text:style-name="T1">And that’s it. You can now move on to step 4 and </text:span><text:a xlink:type="simple" xlink:href="https://thishosting.rocks/install-java-ubuntu/#set-up" text:style-name="Internet_20_link" text:visited-style-name="Visited_20_Internet_20_Link"><text:span text:style-name="T4">configure your Java</text:span></text:a><text:span text:style-name="T1">.</text:span></text:p>
      <text:p text:style-name="Horizontal_20_Line"/>
      <text:h text:style-name="P5" text:outline-level="2"><text:bookmark text:name="manually"/><text:soft-page-break/>How to install Java manually using Oracle’s JDK on Ubuntu</text:h>
      <text:p text:style-name="P4">This step is not recommended for beginners. You won’t get updates from Ubuntu’s repositories, you’ll have to manually update your Java each time there’s a new release. If you want to install a custom version of Oracle’s JDK that’s not available via a package, you can follow the steps below.</text:p>
      <text:h text:style-name="P6" text:outline-level="3">Step 1: Update</text:h>
      <text:p text:style-name="P4">As always. Update first:</text:p>
      <text:p text:style-name="P1">apt-get update &amp;&amp; apt-get upgrade</text:p>
      <text:h text:style-name="P6" text:outline-level="3">Step 2: Download the JDK</text:h>
      <text:p text:style-name="P3"><text:span text:style-name="T1">Go to </text:span><text:a xlink:type="simple" xlink:href="http://www.oracle.com/technetwork/java/javase/downloads/index.html" office:target-frame-name="_blank" xlink:show="new" text:style-name="Internet_20_link" text:visited-style-name="Visited_20_Internet_20_Link"><text:span text:style-name="T4">Oracle’s downloads page</text:span></text:a><text:span text:style-name="T1"> and select the version you want to download. We’ll use Java’s Standard Edition 11.0.1 for the purpose of this tutorial. Replace the version numbers if you’re going to use a different version. Java 9 is only available for 64-bit systems, so if your Ubuntu is 32-bit, you must use a different version.</text:span></text:p>
      <text:p text:style-name="P4">Download the .tar.gz file:</text:p>
      <text:p text:style-name="P1">wget -c --header "Cookie: oraclelicense=accept-securebackup-cookie" http://download.oracle.com/otn-pub/java/jdk/11.0.1+13/90cf5d8f270a4347a95050320eef3fb7/jdk-11.0.1_linux-x64_bin.tar.gz</text:p>
      <text:p text:style-name="P4">The Java version and this link often change, so please go to the download page yourself and copy the link yourself.</text:p>
      <text:p text:style-name="P4">Create a directory for your Java installation:</text:p>
      <text:p text:style-name="P1">mkdir /opt/java</text:p>
      <text:p text:style-name="P4">This is where we’ll install Java. You can use a different directory if you want to install it elsewhere like /usr/local</text:p>
      <text:h text:style-name="P6" text:outline-level="3">Step 3: Install Java</text:h>
      <text:p text:style-name="P4">Now extract the .tar.gz (tarball) file to the directory you previously created</text:p>
      <text:p text:style-name="P1"><text:soft-page-break/>tar -zxf jdk-11.0.1_linux-x64_bin.tar.gz -C /opt/java</text:p>
      <text:p text:style-name="P3"><text:span text:style-name="T1">And that’s it. move on to step 4 and </text:span><text:a xlink:type="simple" xlink:href="https://thishosting.rocks/install-java-ubuntu/#set-up" text:style-name="Internet_20_link" text:visited-style-name="Visited_20_Internet_20_Link"><text:span text:style-name="T4">configure your Java</text:span></text:a><text:span text:style-name="T1">.</text:span></text:p>
      <text:p text:style-name="Horizontal_20_Line"/>
      <text:h text:style-name="P5" text:outline-level="2"><text:bookmark text:name="set-up"/>Setting up Java on Ubuntu</text:h>
      <text:p text:style-name="P4">Now it’s time to configure your Java.</text:p>
      <text:h text:style-name="P6" text:outline-level="3">Check what Java version you’re using</text:h>
      <text:p text:style-name="P4">First, make sure you’ve installed Java on your system and check what version you have:</text:p>
      <text:p text:style-name="P1">java -version</text:p>
      <text:p text:style-name="P4">The output should be something like:</text:p>
      <text:p text:style-name="P2"><text:span text:style-name="T6">Java(TM) SE Runtime Environment (build </text:span><text:span text:style-name="Strong_20_Emphasis"><text:span text:style-name="T7">11</text:span></text:span><text:span text:style-name="T6">.0.1+13-LTS) </text:span></text:p>
      <text:p text:style-name="P10"><text:span text:style-name="T6">Java HotSpot(TM) 64-Bit Server VM (build </text:span><text:span text:style-name="Strong_20_Emphasis"><text:span text:style-name="T7">11</text:span></text:span><text:span text:style-name="T6">.0.1+13-LTS, mixed mode)</text:span></text:p>
      <text:p text:style-name="P4">So based on this, we’re using version 11.</text:p>
      <text:h text:style-name="P6" text:outline-level="3">Set a default if you have multiple Java installations</text:h>
      <text:p text:style-name="P4">If you have multiple Java installations, you can set a default one by using the following command:</text:p>
      <text:p text:style-name="P1">update-alternatives --config java</text:p>
      <text:p text:style-name="P4">You can also use this command to check if you have multiple installations.</text:p>
      <text:p text:style-name="P4">You’ll get an output with a list of installed Javas. Press enter to keep the default one without any changes or enter a number to select a different default Java.</text:p>
      <text:h text:style-name="P7" text:outline-level="3"><text:soft-page-break/>Set the JAVA_HOME variable</text:h>
      <text:p text:style-name="P4">You’ll most likely need to set the JAVA_HOME variable so other applications can find the location of your Java installation. To find the Java installation path, run the previous command again:</text:p>
      <text:p text:style-name="P1">update-alternatives --config java</text:p>
      <text:p text:style-name="P4">And copy the installation path – second column – under “Path”.</text:p>
      <text:p text:style-name="P4">Next, open the file “/etc/environment” with a text editor</text:p>
      <text:p text:style-name="P1">nano /etc/environment</text:p>
      <text:p text:style-name="P4">And add the following line at the end of the file:</text:p>
      <text:p text:style-name="P1">JAVA_HOME="/your/java/installation-path"</text:p>
      <text:p text:style-name="P4">Of course, make sure you update the path with the one you previously copied, example:</text:p>
      <text:p text:style-name="P1">JAVA_HOME="/usr/lib/jvm/java-11-oracle"</text:p>
      <text:p text:style-name="P4">Save the file and then reload it:</text:p>
      <text:p text:style-name="P1">source /etc/environment</text:p>
      <text:p text:style-name="P4">To test if everything’s done right, you can check your JAVA_HOME variable using:</text:p>
      <text:p text:style-name="P1">echo $JAVA_HOME</text:p>
      <text:p text:style-name="P4">And the output should be your Java installation path.</text:p>
      <text:p text:style-name="P4">There are multiple ways of setting up the JAVA_HOME variable, and multiple other variables that you may need to set, depending on what you need and what you’re going to use.</text:p>
      <text:p text:style-name="P4">If you need any help or have any questions, leave a comment.</text:p>
      <text:section text:style-name="Sect1" text:name="jp-relatedposts">
        <text:p text:style-name="P9"><text:line-break/></text:p>
      </text:section>
      <table:table table:name="Table1" table:style-name="Table1">
        <table:table-column table:style-name="Table1.A"/>
        <table:table-row>
          <table:table-cell table:style-name="Table1.A1" office:value-type="string">
            <text:p text:style-name="P12"/>
            <text:p text:style-name="P13"><text:soft-page-break/>We’ll order them based on difficulty (easiest first):</text:p>
            <text:list xml:id="list4245933063" text:style-name="L3">
              <text:list-item>
                <text:p text:style-name="P27"><text:a xlink:type="simple" xlink:href="https://thishosting.rocks/support/" text:style-name="Internet_20_link" text:visited-style-name="Visited_20_Internet_20_Link">Contact us</text:a> and we’ll install and configure Java for you (any version, any OS) </text:p>
              </text:list-item>
              <text:list-item>
                <text:p text:style-name="P27"><text:a xlink:type="simple" xlink:href="https://thishosting.rocks/install-java-ubuntu/#ubuntu-default" text:style-name="Internet_20_link" text:visited-style-name="Visited_20_Internet_20_Link">Installig the latest J</text:a><text:a xlink:type="simple" xlink:href="https://thishosting.rocks/install-java-ubuntu/#ubuntu-default" text:style-name="Internet_20_link" text:visited-style-name="Visited_20_Internet_20_Link">n</text:a><text:a xlink:type="simple" xlink:href="https://thishosting.rocks/install-java-ubuntu/#ubuntu-default" text:style-name="Internet_20_link" text:visited-style-name="Visited_20_Internet_20_Link">ava using the default (Ubuntu’s) JDK using apt-get</text:a> (use this if you don’t know what to choose) </text:p>
              </text:list-item>
              <text:list-item>
                <text:p text:style-name="P27"><text:a xlink:type="simple" xlink:href="https://thishosting.rocks/install-java-ubuntu/#oracle-jdk" text:style-name="Internet_20_link" text:visited-style-name="Visited_20_Internet_20_Link">Installing Java 11 using Oracle’s JDK with apt-get</text:a> </text:p>
              </text:list-item>
              <text:list-item>
                <text:p text:style-name="P27"><text:a xlink:type="simple" xlink:href="https://thishosting.rocks/install-java-ubuntu/#java8" text:style-name="Internet_20_link" text:visited-style-name="Visited_20_Internet_20_Link">Installing Java 8 using Oracle’s JDK with apt-get</text:a> (not recommended) </text:p>
              </text:list-item>
              <text:list-item>
                <text:p text:style-name="P20"><text:a xlink:type="simple" xlink:href="https://thishosting.rocks/install-java-ubuntu/#manually" text:style-name="Internet_20_link" text:visited-style-name="Visited_20_Internet_20_Link">Installing Java manually using Oracle’s JDK</text:a> (not recommended for beginners) </text:p>
              </text:list-item>
            </text:list>
            <text:p text:style-name="P18"/>
            <table:table table:name="Table2" table:style-name="Table2">
              <table:table-column table:style-name="Table2.A"/>
              <table:table-row>
                <table:table-cell table:style-name="Table2.A1" office:value-type="string">
                  <text:p text:style-name="P14">We’ll start with our instructions on how to install the latest recommended version of Java (JDK) using the Ubuntu package. By installing the JDK (Java Development Kit), you’ll also install the JRE (Java Runtime Environment). This is the OpenJDK package which is an open source implementation of Java.</text:p>
                  <text:h text:style-name="P16" text:outline-level="3">Step 1: Update Ubuntu</text:h>
                  <text:p text:style-name="P14">The first thing you should always do is update your system. You can do so by running the following commands:</text:p>
                  <text:p text:style-name="P19">apt-get update &amp;&amp; apt-get upgrade</text:p>
                  <text:h text:style-name="P16" text:outline-level="3">Step 2: Install the default JDK</text:h>
                  <text:p text:style-name="P14">Run the following command:</text:p>
                  <text:p text:style-name="P19">apt-get install default-jdk</text:p>
                  <text:p text:style-name="P15"><text:span text:style-name="T13">And that’s it. Depending on when you’re reading this, the command will either install Java 10 or Java 11. You can now move on to step 3 and </text:span><text:a xlink:type="simple" xlink:href="https://thishosting.rocks/install-java-ubuntu/#set-up" text:style-name="Internet_20_link" text:visited-style-name="Visited_20_Internet_20_Link"><text:span text:style-name="T13">configure your Java</text:span></text:a><text:span text:style-name="T13">.</text:span></text:p>
                </table:table-cell>
              </table:table-row>
            </table:table>
            <text:p text:style-name="P18"/>
            <text:p text:style-name="P18"/>
            <table:table table:name="Table3" table:style-name="Table3">
              <table:table-column table:style-name="Table3.A"/>
              <table:table-row>
                <table:table-cell table:style-name="Table3.A1" office:value-type="string">
                  <text:p text:style-name="P17"><text:a xlink:type="simple" xlink:href="../Data%20from%20terminer%20to%20install%20java%20JDK.odt" text:style-name="Internet_20_link" text:visited-style-name="Visited_20_Internet_20_Link"><text:span text:style-name="T14">/home/ermao/Documents/dairy_ermao/Data from terminer to install java JDK.odt</text:span></text:a></text:p>
                </table:table-cell>
              </table:table-row>
            </table:table>
            <text:p text:style-name="P18"/>
            <text:p text:style-name="P18"/>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enlo, Consolas, 'Courier New', monospace"/>
    <style:font-face style:name="Raleway" svg:font-family="Raleway"/>
    <style:font-face style:name="DejaVu Sans Mono" svg:font-family="'DejaVu Sans Mono'" style:font-family-generic="modern" style:font-pitch="fixed"/>
    <style:font-face style:name="Liberation Mono" svg:font-family="'Liberation Mono'" style:font-family-generic="modern" style:font-pitch="fixed"/>
    <style:font-face style:name="Navilu" svg:font-family="Navil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1T00:23:58.099176217</meta:creation-date>
    <dc:date>2018-10-31T00:35:26.141995035</dc:date>
    <meta:editing-duration>PT9M24S</meta:editing-duration>
    <meta:editing-cycles>3</meta:editing-cycles>
    <meta:generator>LibreOffice/6.0.6.2$Linux_X86_64 LibreOffice_project/00m0$Build-2</meta:generator>
    <meta:document-statistic meta:table-count="5" meta:image-count="0" meta:object-count="0" meta:page-count="8" meta:paragraph-count="134" meta:word-count="1505" meta:character-count="9290" meta:non-whitespace-character-count="7909"/>
  </office:meta>
</office:document-meta>
</file>